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 Optimized" svg:font-family="'SF Optimized', system-ui, apple-system, system-ui, .SFNSText-Regular, sans-serif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ntents_20_Heading" style:master-page-name="First_20_Page">
      <style:paragraph-properties style:page-number="auto"/>
    </style:style>
    <style:style style:name="P2" style:family="paragraph" style:parent-style-name="Standard">
      <style:text-properties fo:language="hu" fo:country="HU"/>
    </style:style>
    <style:style style:name="P3" style:family="paragraph" style:parent-style-name="Text_20_body">
      <style:text-properties officeooo:rsid="001aa216" officeooo:paragraph-rsid="001aa216"/>
    </style:style>
    <style:style style:name="P4" style:family="paragraph" style:parent-style-name="Text_20_body">
      <style:text-properties officeooo:rsid="001d3b36" officeooo:paragraph-rsid="001d3b36"/>
    </style:style>
    <style:style style:name="P5" style:family="paragraph" style:parent-style-name="Text_20_body">
      <style:text-properties officeooo:rsid="0020654e" officeooo:paragraph-rsid="0020654e"/>
    </style:style>
    <style:style style:name="P6" style:family="paragraph" style:parent-style-name="Text_20_body">
      <style:text-properties officeooo:rsid="002161da" officeooo:paragraph-rsid="002161da"/>
    </style:style>
    <style:style style:name="P7" style:family="paragraph" style:parent-style-name="Text_20_body" style:list-style-name="L5"/>
    <style:style style:name="P8" style:family="paragraph" style:parent-style-name="Text_20_body">
      <style:text-properties officeooo:rsid="002170d9" officeooo:paragraph-rsid="002170d9"/>
    </style:style>
    <style:style style:name="P9" style:family="paragraph" style:parent-style-name="Text_20_body">
      <style:text-properties officeooo:rsid="00227f32" officeooo:paragraph-rsid="00227f32"/>
    </style:style>
    <style:style style:name="P10" style:family="paragraph" style:parent-style-name="Text_20_body">
      <style:text-properties officeooo:rsid="002ac5a4" officeooo:paragraph-rsid="002ac5a4"/>
    </style:style>
    <style:style style:name="P11" style:family="paragraph" style:parent-style-name="Text_20_body">
      <style:text-properties officeooo:rsid="002ac5a4" officeooo:paragraph-rsid="0044091c"/>
    </style:style>
    <style:style style:name="P12" style:family="paragraph" style:parent-style-name="Text_20_body">
      <style:text-properties officeooo:rsid="002ac5a4" officeooo:paragraph-rsid="0044ed95"/>
    </style:style>
    <style:style style:name="P13" style:family="paragraph" style:parent-style-name="Text_20_body" style:list-style-name="L5">
      <style:text-properties officeooo:rsid="002d3df3" officeooo:paragraph-rsid="002d3df3"/>
    </style:style>
    <style:style style:name="P14" style:family="paragraph" style:parent-style-name="Text_20_body">
      <style:text-properties officeooo:rsid="0044ed95" officeooo:paragraph-rsid="00451094"/>
    </style:style>
    <style:style style:name="P15" style:family="paragraph" style:parent-style-name="Text_20_body">
      <style:text-properties officeooo:paragraph-rsid="0046128a"/>
    </style:style>
    <style:style style:name="P16" style:family="paragraph" style:parent-style-name="Text_20_body">
      <style:text-properties officeooo:rsid="0046128a" officeooo:paragraph-rsid="0046128a"/>
    </style:style>
    <style:style style:name="P17" style:family="paragraph" style:parent-style-name="Text_20_body">
      <style:text-properties officeooo:rsid="0047b043" officeooo:paragraph-rsid="0050a4ca"/>
    </style:style>
    <style:style style:name="P18" style:family="paragraph" style:parent-style-name="Text_20_body">
      <style:paragraph-properties fo:margin-top="0in" fo:margin-bottom="0in" loext:contextual-spacing="false" style:writing-mode="page"/>
      <style:text-properties fo:font-weight="bold" officeooo:rsid="001b815a" officeooo:paragraph-rsid="001b815a" style:font-weight-asian="bold" style:font-weight-complex="bold"/>
    </style:style>
    <style:style style:name="P19" style:family="paragraph" style:parent-style-name="Text_20_body">
      <style:paragraph-properties fo:margin-top="0in" fo:margin-bottom="0in" loext:contextual-spacing="false" style:writing-mode="page"/>
      <style:text-properties fo:font-weight="bold" officeooo:rsid="001d3b36" officeooo:paragraph-rsid="001d3b36" style:font-weight-asian="bold" style:font-weight-complex="bold"/>
    </style:style>
    <style:style style:name="P20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4559e" style:font-weight-asian="bold" style:font-weight-complex="bold"/>
    </style:style>
    <style:style style:name="P21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91ee2" style:font-weight-asian="bold" style:font-weight-complex="bold"/>
    </style:style>
    <style:style style:name="P22" style:family="paragraph" style:parent-style-name="Text_20_body" style:list-style-name="L1">
      <style:paragraph-properties fo:margin-top="0in" fo:margin-bottom="0in" loext:contextual-spacing="false" style:writing-mode="page"/>
      <style:text-properties fo:font-weight="normal" officeooo:rsid="001b815a" officeooo:paragraph-rsid="001b815a" style:font-weight-asian="normal" style:font-weight-complex="normal"/>
    </style:style>
    <style:style style:name="P23" style:family="paragraph" style:parent-style-name="Text_20_body" style:list-style-name="L2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24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b815a" officeooo:paragraph-rsid="001b815a" style:font-weight-asian="bold" style:font-weight-complex="bold"/>
    </style:style>
    <style:style style:name="P25" style:family="paragraph" style:parent-style-name="Text_20_body" style:list-style-name="L3">
      <style:paragraph-properties fo:margin-top="0in" fo:margin-bottom="0in" loext:contextual-spacing="false" style:writing-mode="page"/>
      <style:text-properties officeooo:paragraph-rsid="001b815a"/>
    </style:style>
    <style:style style:name="P26" style:family="paragraph" style:parent-style-name="Text_20_body" style:list-style-name="L3">
      <style:paragraph-properties fo:margin-top="0in" fo:margin-bottom="0in" loext:contextual-spacing="false" style:writing-mode="page"/>
      <style:text-properties officeooo:rsid="001b815a" officeooo:paragraph-rsid="001b815a"/>
    </style:style>
    <style:style style:name="P27" style:family="paragraph" style:parent-style-name="Text_20_body">
      <style:paragraph-properties fo:margin-top="0in" fo:margin-bottom="0in" loext:contextual-spacing="false" style:writing-mode="page"/>
      <style:text-properties officeooo:rsid="001d3b36" officeooo:paragraph-rsid="001d3b36"/>
    </style:style>
    <style:style style:name="P28" style:family="paragraph" style:parent-style-name="Text_20_body" style:list-style-name="L4">
      <style:paragraph-properties fo:margin-top="0in" fo:margin-bottom="0in" loext:contextual-spacing="false" style:writing-mode="page"/>
      <style:text-properties officeooo:rsid="001d3b36" officeooo:paragraph-rsid="001d3b36"/>
    </style:style>
    <style:style style:name="P29" style:family="paragraph" style:parent-style-name="Text_20_body">
      <style:paragraph-properties fo:margin-top="0in" fo:margin-bottom="0in" loext:contextual-spacing="false" style:writing-mode="page"/>
      <style:text-properties officeooo:rsid="001dcd3b" officeooo:paragraph-rsid="001dcd3b"/>
    </style:style>
    <style:style style:name="P30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27f32"/>
    </style:style>
    <style:style style:name="P31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2df"/>
    </style:style>
    <style:style style:name="P32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59e"/>
    </style:style>
    <style:style style:name="P33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91ee2"/>
    </style:style>
    <style:style style:name="P34" style:family="paragraph" style:parent-style-name="Text_20_body">
      <style:paragraph-properties fo:margin-top="0in" fo:margin-bottom="0in" loext:contextual-spacing="false" style:writing-mode="page"/>
      <style:text-properties officeooo:rsid="002452df" officeooo:paragraph-rsid="002452df"/>
    </style:style>
    <style:style style:name="P35" style:family="paragraph" style:parent-style-name="Text_20_body">
      <style:paragraph-properties fo:margin-top="0in" fo:margin-bottom="0in" loext:contextual-spacing="false" style:writing-mode="page"/>
      <style:text-properties officeooo:rsid="0024559e" officeooo:paragraph-rsid="0024559e"/>
    </style:style>
    <style:style style:name="P36" style:family="paragraph" style:parent-style-name="Text_20_body">
      <style:paragraph-properties fo:margin-top="0in" fo:margin-bottom="0in" loext:contextual-spacing="false" style:writing-mode="page"/>
      <style:text-properties officeooo:rsid="002ac5a4" officeooo:paragraph-rsid="002ac5a4"/>
    </style:style>
    <style:style style:name="P37" style:family="paragraph" style:parent-style-name="Text_20_body">
      <style:paragraph-properties fo:margin-top="0in" fo:margin-bottom="0.1in" loext:contextual-spacing="false" style:writing-mode="page"/>
    </style:style>
    <style:style style:name="P38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2ac5a4"/>
    </style:style>
    <style:style style:name="P39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2af9b9"/>
    </style:style>
    <style:style style:name="P40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c6b09"/>
    </style:style>
    <style:style style:name="P41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d997b"/>
    </style:style>
    <style:style style:name="P42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e6c41"/>
    </style:style>
    <style:style style:name="P43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ec541"/>
    </style:style>
    <style:style style:name="P44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5070a9"/>
    </style:style>
    <style:style style:name="P45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50a4ca"/>
    </style:style>
    <style:style style:name="P46" style:family="paragraph" style:parent-style-name="Text_20_body">
      <style:paragraph-properties fo:margin-top="0in" fo:margin-bottom="0.1in" loext:contextual-spacing="false" style:writing-mode="page"/>
      <style:text-properties officeooo:paragraph-rsid="002af9b9"/>
    </style:style>
    <style:style style:name="P47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7b043"/>
    </style:style>
    <style:style style:name="P48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9f9d2"/>
    </style:style>
    <style:style style:name="P49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b656e"/>
    </style:style>
    <style:style style:name="P50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c6b09"/>
    </style:style>
    <style:style style:name="P51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d997b"/>
    </style:style>
    <style:style style:name="P52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e6c41"/>
    </style:style>
    <style:style style:name="P53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ec541"/>
    </style:style>
    <style:style style:name="P54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070a9"/>
    </style:style>
    <style:style style:name="P55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0a4ca"/>
    </style:style>
    <style:style style:name="P56" style:family="paragraph" style:parent-style-name="Text_20_body">
      <style:paragraph-properties fo:margin-top="0in" fo:margin-bottom="0.1in" loext:contextual-spacing="false" style:writing-mode="page"/>
      <style:text-properties officeooo:paragraph-rsid="004e6c41"/>
    </style:style>
    <style:style style:name="P57" style:family="paragraph" style:parent-style-name="Heading_20_2">
      <style:text-properties officeooo:rsid="000c8139" officeooo:paragraph-rsid="000c8139"/>
    </style:style>
    <style:style style:name="P58" style:family="paragraph" style:parent-style-name="Heading_20_2">
      <style:text-properties officeooo:paragraph-rsid="000c8139"/>
    </style:style>
    <style:style style:name="P59" style:family="paragraph" style:parent-style-name="Heading_20_2">
      <style:text-properties fo:language="hu" fo:country="HU" officeooo:paragraph-rsid="000c8139"/>
    </style:style>
    <style:style style:name="P60" style:family="paragraph" style:parent-style-name="Heading_20_2">
      <style:text-properties fo:language="hu" fo:country="HU" officeooo:rsid="000c8139" officeooo:paragraph-rsid="000c8139"/>
    </style:style>
    <style:style style:name="P61" style:family="paragraph" style:parent-style-name="Heading_20_2">
      <style:text-properties officeooo:rsid="000e4c2c" officeooo:paragraph-rsid="000e4c2c"/>
    </style:style>
    <style:style style:name="P62" style:family="paragraph" style:parent-style-name="Heading_20_2">
      <style:text-properties officeooo:paragraph-rsid="000e4c2c"/>
    </style:style>
    <style:style style:name="P63" style:family="paragraph" style:parent-style-name="Heading_20_2">
      <style:paragraph-properties fo:margin-top="0in" fo:margin-bottom="0.1in" loext:contextual-spacing="false" style:writing-mode="page"/>
      <style:text-properties officeooo:paragraph-rsid="000c8139"/>
    </style:style>
    <style:style style:name="P64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0e4c2c"/>
    </style:style>
    <style:style style:name="P65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2af9b9"/>
    </style:style>
    <style:style style:name="P66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c6b09"/>
    </style:style>
    <style:style style:name="P67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d997b"/>
    </style:style>
    <style:style style:name="P68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e6c41"/>
    </style:style>
    <style:style style:name="P69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ec541"/>
    </style:style>
    <style:style style:name="P70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5070a9"/>
    </style:style>
    <style:style style:name="P71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50a4ca"/>
    </style:style>
    <style:style style:name="P72" style:family="paragraph" style:parent-style-name="Heading_20_2">
      <style:paragraph-properties fo:margin-top="0in" fo:margin-bottom="0.1in" loext:contextual-spacing="false" style:writing-mode="page"/>
      <style:text-properties fo:font-weight="bold" style:font-weight-asian="bold" style:font-weight-complex="bold"/>
    </style:style>
    <style:style style:name="P73" style:family="paragraph" style:parent-style-name="Heading_20_2">
      <style:paragraph-properties fo:margin-top="0in" fo:margin-bottom="0.1in" loext:contextual-spacing="false" style:writing-mode="page"/>
      <style:text-properties fo:font-weight="bold" officeooo:paragraph-rsid="0047b043" style:font-weight-asian="bold" style:font-weight-complex="bold"/>
    </style:style>
    <style:style style:name="P74" style:family="paragraph" style:parent-style-name="Heading_20_2">
      <style:paragraph-properties fo:margin-top="0in" fo:margin-bottom="0.1in" loext:contextual-spacing="false" style:writing-mode="page"/>
      <style:text-properties fo:font-weight="bold" officeooo:paragraph-rsid="0049f9d2" style:font-weight-asian="bold" style:font-weight-complex="bold"/>
    </style:style>
    <style:style style:name="P75" style:family="paragraph" style:parent-style-name="Heading_20_2">
      <style:paragraph-properties fo:margin-top="0in" fo:margin-bottom="0.1in" loext:contextual-spacing="false" style:writing-mode="page"/>
      <style:text-properties fo:font-weight="bold" officeooo:paragraph-rsid="004b656e" style:font-weight-asian="bold" style:font-weight-complex="bold"/>
    </style:style>
    <style:style style:name="P76" style:family="paragraph" style:parent-style-name="Heading_20_1">
      <style:paragraph-properties fo:break-before="page"/>
      <style:text-properties officeooo:rsid="000c8139" officeooo:paragraph-rsid="000c8139"/>
    </style:style>
    <style:style style:name="P77" style:family="paragraph" style:parent-style-name="Heading_20_1">
      <style:paragraph-properties fo:break-before="page"/>
      <style:text-properties fo:language="hu" fo:country="HU" officeooo:paragraph-rsid="000c8139"/>
    </style:style>
    <style:style style:name="P78" style:family="paragraph" style:parent-style-name="Heading_20_1">
      <style:paragraph-properties fo:break-before="page"/>
      <style:text-properties fo:language="hu" fo:country="HU" officeooo:rsid="000c8139" officeooo:paragraph-rsid="000c8139"/>
    </style:style>
    <style:style style:name="P79" style:family="paragraph" style:parent-style-name="Heading_20_1">
      <style:paragraph-properties fo:break-before="page"/>
      <style:text-properties officeooo:rsid="000e4c2c" officeooo:paragraph-rsid="000e4c2c"/>
    </style:style>
    <style:style style:name="P80" style:family="paragraph" style:parent-style-name="Heading_20_1">
      <style:paragraph-properties fo:margin-top="0in" fo:margin-bottom="0.1in" loext:contextual-spacing="false" fo:break-before="page" style:writing-mode="page"/>
      <style:text-properties officeooo:rsid="000c8139" officeooo:paragraph-rsid="000c8139"/>
    </style:style>
    <style:style style:name="P81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T1" style:family="text">
      <style:text-properties officeooo:rsid="000c8139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0c8139"/>
    </style:style>
    <style:style style:name="T4" style:family="text">
      <style:text-properties fo:language="hu" fo:country="HU" officeooo:rsid="001accb9"/>
    </style:style>
    <style:style style:name="T5" style:family="text">
      <style:text-properties fo:language="hu" fo:country="HU" officeooo:rsid="001b815a"/>
    </style:style>
    <style:style style:name="T6" style:family="text">
      <style:text-properties fo:language="hu" fo:country="HU" fo:font-weight="bold" style:font-weight-asian="bold" style:font-weight-complex="bold"/>
    </style:style>
    <style:style style:name="T7" style:family="text">
      <style:text-properties fo:language="hu" fo:country="HU" fo:font-weight="bold" officeooo:rsid="002452df" style:font-weight-asian="bold" style:font-weight-complex="bold"/>
    </style:style>
    <style:style style:name="T8" style:family="text">
      <style:text-properties fo:language="hu" fo:country="HU" officeooo:rsid="001dcd3b"/>
    </style:style>
    <style:style style:name="T9" style:family="text">
      <style:text-properties fo:language="hu" fo:country="HU" officeooo:rsid="001fb3ea"/>
    </style:style>
    <style:style style:name="T10" style:family="text">
      <style:text-properties fo:language="hu" fo:country="HU" officeooo:rsid="002170d9"/>
    </style:style>
    <style:style style:name="T11" style:family="text">
      <style:text-properties fo:language="hu" fo:country="HU" officeooo:rsid="002452df"/>
    </style:style>
    <style:style style:name="T12" style:family="text">
      <style:text-properties fo:language="hu" fo:country="HU" fo:font-weight="normal" officeooo:rsid="002452df" style:font-weight-asian="normal" style:font-weight-complex="normal"/>
    </style:style>
    <style:style style:name="T13" style:family="text">
      <style:text-properties fo:language="hu" fo:country="HU" fo:font-weight="normal" officeooo:rsid="0024559e" style:font-weight-asian="normal" style:font-weight-complex="normal"/>
    </style:style>
    <style:style style:name="T14" style:family="text">
      <style:text-properties fo:language="hu" fo:country="HU" fo:font-weight="normal" officeooo:rsid="00291ee2" style:font-weight-asian="normal" style:font-weight-complex="normal"/>
    </style:style>
    <style:style style:name="T15" style:family="text">
      <style:text-properties fo:language="hu" fo:country="HU" fo:font-weight="normal" officeooo:rsid="002ac5a4" style:font-weight-asian="normal" style:font-weight-complex="normal"/>
    </style:style>
    <style:style style:name="T16" style:family="text">
      <style:text-properties fo:language="hu" fo:country="HU" officeooo:rsid="0024559e"/>
    </style:style>
    <style:style style:name="T17" style:family="text">
      <style:text-properties fo:language="hu" fo:country="HU" officeooo:rsid="00291ee2"/>
    </style:style>
    <style:style style:name="T18" style:family="text">
      <style:text-properties fo:language="hu" fo:country="HU" officeooo:rsid="002ac5a4"/>
    </style:style>
    <style:style style:name="T19" style:family="text">
      <style:text-properties fo:language="hu" fo:country="HU" officeooo:rsid="00451094"/>
    </style:style>
    <style:style style:name="T20" style:family="text">
      <style:text-properties officeooo:rsid="000e4c2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af9b9" style:font-weight-asian="bold" style:font-weight-complex="bold"/>
    </style:style>
    <style:style style:name="T23" style:family="text">
      <style:text-properties fo:font-weight="bold" officeooo:rsid="004829f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af9b9" style:font-weight-asian="normal" style:font-weight-complex="normal"/>
    </style:style>
    <style:style style:name="T26" style:family="text">
      <style:text-properties fo:font-weight="normal" officeooo:rsid="004829fd" style:font-weight-asian="normal" style:font-weight-complex="normal"/>
    </style:style>
    <style:style style:name="T27" style:family="text">
      <style:text-properties fo:font-weight="normal" officeooo:rsid="0049f9d2" style:font-weight-asian="normal" style:font-weight-complex="normal"/>
    </style:style>
    <style:style style:name="T28" style:family="text">
      <style:text-properties fo:font-weight="normal" officeooo:rsid="004c6b09" style:font-weight-asian="normal" style:font-weight-complex="normal"/>
    </style:style>
    <style:style style:name="T29" style:family="text">
      <style:text-properties fo:font-weight="normal" officeooo:rsid="004d997b" style:font-weight-asian="normal" style:font-weight-complex="normal"/>
    </style:style>
    <style:style style:name="T30" style:family="text">
      <style:text-properties fo:font-weight="normal" officeooo:rsid="004e6c41" style:font-weight-asian="normal" style:font-weight-complex="normal"/>
    </style:style>
    <style:style style:name="T31" style:family="text">
      <style:text-properties fo:font-weight="normal" officeooo:rsid="004ec541" style:font-weight-asian="normal" style:font-weight-complex="normal"/>
    </style:style>
    <style:style style:name="T32" style:family="text">
      <style:text-properties fo:font-weight="normal" officeooo:rsid="005070a9" style:font-weight-asian="normal" style:font-weight-complex="normal"/>
    </style:style>
    <style:style style:name="T33" style:family="text">
      <style:text-properties fo:font-weight="normal" officeooo:rsid="0050a4ca" style:font-weight-asian="normal" style:font-weight-complex="normal"/>
    </style:style>
    <style:style style:name="T34" style:family="text">
      <style:text-properties officeooo:rsid="002161da"/>
    </style:style>
    <style:style style:name="T35" style:family="text">
      <style:text-properties officeooo:rsid="002af9b9"/>
    </style:style>
    <style:style style:name="T36" style:family="text">
      <style:text-properties officeooo:rsid="002d3df3"/>
    </style:style>
    <style:style style:name="T37" style:family="text">
      <style:text-properties officeooo:rsid="0042412e"/>
    </style:style>
    <style:style style:name="T38" style:family="text">
      <style:text-properties officeooo:rsid="0043ed9e"/>
    </style:style>
    <style:style style:name="T39" style:family="text">
      <style:text-properties officeooo:rsid="0044ed95"/>
    </style:style>
    <style:style style:name="T40" style:family="text">
      <style:text-properties officeooo:rsid="00451094"/>
    </style:style>
    <style:style style:name="T41" style:family="text">
      <style:text-properties officeooo:rsid="0047b043"/>
    </style:style>
    <style:style style:name="T42" style:family="text">
      <style:text-properties officeooo:rsid="004c6b09"/>
    </style:style>
    <style:style style:name="T43" style:family="text">
      <style:text-properties officeooo:rsid="004d997b"/>
    </style:style>
    <style:style style:name="T44" style:family="text">
      <style:text-properties officeooo:rsid="004e6c41"/>
    </style:style>
    <style:style style:name="T45" style:family="text">
      <style:text-properties officeooo:rsid="004ec541"/>
    </style:style>
    <style:style style:name="T46" style:family="text">
      <style:text-properties officeooo:rsid="005070a9"/>
    </style:style>
    <style:style style:name="T47" style:family="text">
      <style:text-properties officeooo:rsid="0050a4c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rtalomjegyzék</text:p>
          </text:index-title>
          <text:p text:style-name="P81"><text:a xlink:type="simple" xlink:href="#__RefHeading___Toc185_2378536833" text:style-name="Index_20_Link" text:visited-style-name="Index_20_Link">1. Követelmény feltárás<text:tab/>3</text:a></text:p>
          <text:p text:style-name="P82"><text:a xlink:type="simple" xlink:href="#__RefHeading___Toc187_2378536833" text:style-name="Index_20_Link" text:visited-style-name="Index_20_Link">1.1 Célkitűzés, projektindító dokumentum<text:tab/>3</text:a></text:p>
          <text:p text:style-name="P82"><text:a xlink:type="simple" xlink:href="#__RefHeading___Toc189_2378536833" text:style-name="Index_20_Link" text:visited-style-name="Index_20_Link">1.2 Szakterületi fogalomjegyzék<text:tab/>3</text:a></text:p>
          <text:p text:style-name="P82"><text:a xlink:type="simple" xlink:href="#__RefHeading___Toc191_2378536833" text:style-name="Index_20_Link" text:visited-style-name="Index_20_Link">1.3 Használatieset-modell, funkcionális követelmények<text:tab/>3</text:a></text:p>
          <text:p text:style-name="P82"><text:a xlink:type="simple" xlink:href="#__RefHeading___Toc193_2378536833" text:style-name="Index_20_Link" text:visited-style-name="Index_20_Link">1.4 Szakterületi követelmények<text:tab/>4</text:a></text:p>
          <text:p text:style-name="P82"><text:a xlink:type="simple" xlink:href="#__RefHeading___Toc195_2378536833" text:style-name="Index_20_Link" text:visited-style-name="Index_20_Link">1.5 Nem funkcionális követelmények<text:tab/>4</text:a></text:p>
          <text:p text:style-name="P81"><text:a xlink:type="simple" xlink:href="#__RefHeading___Toc197_2378536833" text:style-name="Index_20_Link" text:visited-style-name="Index_20_Link">2. Tervezés<text:tab/>6</text:a></text:p>
          <text:p text:style-name="P82"><text:a xlink:type="simple" xlink:href="#__RefHeading___Toc199_2378536833" text:style-name="Index_20_Link" text:visited-style-name="Index_20_Link">2.1 A program architektúrája<text:tab/>6</text:a></text:p>
          <text:p text:style-name="P82"><text:a xlink:type="simple" xlink:href="#__RefHeading___Toc201_2378536833" text:style-name="Index_20_Link" text:visited-style-name="Index_20_Link">2.2 Osztálymodell<text:tab/>6</text:a></text:p>
          <text:p text:style-name="P82"><text:a xlink:type="simple" xlink:href="#__RefHeading___Toc203_2378536833" text:style-name="Index_20_Link" text:visited-style-name="Index_20_Link">2.3 Dinamikus működés<text:tab/>6</text:a></text:p>
          <text:p text:style-name="P82"><text:a xlink:type="simple" xlink:href="#__RefHeading___Toc205_2378536833" text:style-name="Index_20_Link" text:visited-style-name="Index_20_Link">2.4 Felhasználói-felület modell<text:tab/>6</text:a></text:p>
          <text:p text:style-name="P82"><text:a xlink:type="simple" xlink:href="#__RefHeading___Toc207_2378536833" text:style-name="Index_20_Link" text:visited-style-name="Index_20_Link">2.5 Részletes programterv<text:tab/>6</text:a></text:p>
          <text:p text:style-name="P81"><text:a xlink:type="simple" xlink:href="#__RefHeading___Toc209_2378536833" text:style-name="Index_20_Link" text:visited-style-name="Index_20_Link">3. Implementáció<text:tab/>7</text:a></text:p>
          <text:p text:style-name="P82"><text:a xlink:type="simple" xlink:href="#__RefHeading___Toc211_2378536833" text:style-name="Index_20_Link" text:visited-style-name="Index_20_Link">3.1 Fejlesztőeszközök<text:tab/>7</text:a></text:p>
          <text:p text:style-name="P82"><text:a xlink:type="simple" xlink:href="#__RefHeading___Toc213_2378536833" text:style-name="Index_20_Link" text:visited-style-name="Index_20_Link">3.2 Alkalmazott kódolási szabványok<text:tab/>7</text:a></text:p>
          <text:p text:style-name="P81"><text:a xlink:type="simple" xlink:href="#__RefHeading___Toc215_2378536833" text:style-name="Index_20_Link" text:visited-style-name="Index_20_Link">4. Tesztelés<text:tab/>8</text:a></text:p>
          <text:p text:style-name="P82"><text:a xlink:type="simple" xlink:href="#__RefHeading___Toc217_2378536833" text:style-name="Index_20_Link" text:visited-style-name="Index_20_Link">4.1 Tetromino mozgatás jobbra<text:tab/>8</text:a></text:p>
          <text:p text:style-name="P82"><text:a xlink:type="simple" xlink:href="#__RefHeading___Toc219_2378536833" text:style-name="Index_20_Link" text:visited-style-name="Index_20_Link">4.2 Tetromino mozgatás balra<text:tab/>8</text:a></text:p>
          <text:p text:style-name="P82"><text:a xlink:type="simple" xlink:href="#__RefHeading___Toc601_2378536833" text:style-name="Index_20_Link" text:visited-style-name="Index_20_Link">4.3 Tetromino mozgatás jobbra akadályozás esetén<text:tab/>8</text:a></text:p>
          <text:p text:style-name="P82"><text:a xlink:type="simple" xlink:href="#__RefHeading___Toc603_2378536833" text:style-name="Index_20_Link" text:visited-style-name="Index_20_Link">4.4 Tetromino mozgatás balra akadályozás esetén<text:tab/>8</text:a></text:p>
          <text:p text:style-name="P82"><text:a xlink:type="simple" xlink:href="#__RefHeading___Toc605_2378536833" text:style-name="Index_20_Link" text:visited-style-name="Index_20_Link">4.4 A Tetromino leesésének megvárása beavatkozás nélkül<text:tab/>8</text:a></text:p>
          <text:p text:style-name="P82"><text:a xlink:type="simple" xlink:href="#__RefHeading___Toc607_2378536833" text:style-name="Index_20_Link" text:visited-style-name="Index_20_Link">4.5 Speciális képesség használata mana nélkül<text:tab/>8</text:a></text:p>
          <text:p text:style-name="P82"><text:a xlink:type="simple" xlink:href="#__RefHeading___Toc609_2378536833" text:style-name="Index_20_Link" text:visited-style-name="Index_20_Link">4.6 Speciális képesség használata 1 mana birtoklásával Ninja karakter esetén<text:tab/>8</text:a></text:p>
          <text:p text:style-name="P82"><text:a xlink:type="simple" xlink:href="#__RefHeading___Toc611_2378536833" text:style-name="Index_20_Link" text:visited-style-name="Index_20_Link">4.7 Speciális képesség használata 2 mana birtoklásával Ninja karakter esetén<text:tab/>9</text:a></text:p>
          <text:p text:style-name="P82"><text:a xlink:type="simple" xlink:href="#__RefHeading___Toc613_2378536833" text:style-name="Index_20_Link" text:visited-style-name="Index_20_Link">4.8 Speciális képesség használata 3 vagy több mana birtoklásával Ninja karakter esetén<text:tab/>9</text:a></text:p>
          <text:p text:style-name="P82"><text:a xlink:type="simple" xlink:href="#__RefHeading___Toc627_2378536833" text:style-name="Index_20_Link" text:visited-style-name="Index_20_Link">4.9 Speciális képesség használata 1 mana birtoklásával Warrior karakter esetén<text:tab/>9</text:a></text:p>
          <text:p text:style-name="P82"><text:a xlink:type="simple" xlink:href="#__RefHeading___Toc611_23785368331" text:style-name="Index_20_Link" text:visited-style-name="Index_20_Link">4.10 Speciális képesség használata 2 mana birtoklásával Warrior karakter esetén<text:tab/>9</text:a></text:p>
          <text:p text:style-name="P82"><text:a xlink:type="simple" xlink:href="#__RefHeading___Toc613_23785368331" text:style-name="Index_20_Link" text:visited-style-name="Index_20_Link">4.11 Speciális képesség használata 3 vagy több mana birtoklásával Warrior karakter esetén<text:tab/>10</text:a></text:p>
          <text:p text:style-name="P82"><text:a xlink:type="simple" xlink:href="#__RefHeading___Toc629_2378536833" text:style-name="Index_20_Link" text:visited-style-name="Index_20_Link">4.12 Speciális képesség használata 1 mana birtoklásával Mage karakter esetén<text:tab/>10</text:a></text:p>
          <text:p text:style-name="P82"><text:a xlink:type="simple" xlink:href="#__RefHeading___Toc611_23785368332" text:style-name="Index_20_Link" text:visited-style-name="Index_20_Link">4.13 Speciális képesség használata 2 mana birtoklásával Mage karakter esetén<text:tab/>10</text:a></text:p>
          <text:p text:style-name="P82"><text:a xlink:type="simple" xlink:href="#__RefHeading___Toc613_23785368332" text:style-name="Index_20_Link" text:visited-style-name="Index_20_Link">4.14 Speciális képesség használata 3 vagy több mana birtoklásával Mage karakter esetén<text:tab/>10</text:a></text:p>
          <text:p text:style-name="P82"><text:a xlink:type="simple" xlink:href="#__RefHeading___Toc632_2378536833" text:style-name="Index_20_Link" text:visited-style-name="Index_20_Link">4.15 Sor hozzáadódása a játéktérhez<text:tab/>10</text:a></text:p>
          <text:p text:style-name="P82"><text:a xlink:type="simple" xlink:href="#__RefHeading___Toc650_2378536833" text:style-name="Index_20_Link" text:visited-style-name="Index_20_Link">4.16 Kilépés a játékból<text:tab/>11</text:a></text:p>
          <text:p text:style-name="P82"><text:a xlink:type="simple" xlink:href="#__RefHeading___Toc652_2378536833" text:style-name="Index_20_Link" text:visited-style-name="Index_20_Link">4.17 MI játék indítása<text:tab/>11</text:a></text:p>
          <text:p text:style-name="P82"><text:a xlink:type="simple" xlink:href="#__RefHeading___Toc654_2378536833" text:style-name="Index_20_Link" text:visited-style-name="Index_20_Link">4.18 MI speciális képesség használata<text:tab/>11</text:a></text:p>
          <text:p text:style-name="P82"><text:a xlink:type="simple" xlink:href="#__RefHeading___Toc656_2378536833" text:style-name="Index_20_Link" text:visited-style-name="Index_20_Link">4.19 Tetromino forgatása<text:tab/>11</text:a></text:p>
          <text:p text:style-name="P82"><text:a xlink:type="simple" xlink:href="#__RefHeading___Toc601_23785368331" text:style-name="Index_20_Link" text:visited-style-name="Index_20_Link">4.20 Tetromino forgatás akadályozás esetén<text:tab/>11</text:a></text:p>
          <text:p text:style-name="P82"><text:a xlink:type="simple" xlink:href="#__RefHeading___Toc658_2378536833" text:style-name="Index_20_Link" text:visited-style-name="Index_20_Link">4.21 Lokális játék indítása<text:tab/>11</text:a></text:p>
          <text:p text:style-name="P82"><text:a xlink:type="simple" xlink:href="#__RefHeading___Toc680_2378536833" text:style-name="Index_20_Link" text:visited-style-name="Index_20_Link">4.22 Játék elvesztése<text:tab/>11</text:a></text:p>
          <text:p text:style-name="P82"><text:a xlink:type="simple" xlink:href="#__RefHeading___Toc682_2378536833" text:style-name="Index_20_Link" text:visited-style-name="Index_20_Link">4.23 Hálózati játék indítása rossz ip-port párossal<text:tab/>12</text:a></text:p>
          <text:p text:style-name="P82"><text:a xlink:type="simple" xlink:href="#__RefHeading___Toc684_2378536833" text:style-name="Index_20_Link" text:visited-style-name="Index_20_Link">4.24 Hálózati játék indítása ellenfél nélkül<text:tab/>12</text:a></text:p>
          <text:p text:style-name="P82"><text:a xlink:type="simple" xlink:href="#__RefHeading___Toc686_2378536833" text:style-name="Index_20_Link" text:visited-style-name="Index_20_Link">4.25 Hálózati játék indítása<text:tab/>12</text:a></text:p>
          <text:p text:style-name="P82"><text:a xlink:type="simple" xlink:href="#__RefHeading___Toc688_2378536833" text:style-name="Index_20_Link" text:visited-style-name="Index_20_Link">4.26 Ellenfél kilépése hálózati játék közben<text:tab/>12</text:a></text:p>
          <text:p text:style-name="P81"><text:a xlink:type="simple" xlink:href="#__RefHeading___Toc221_2378536833" text:style-name="Index_20_Link" text:visited-style-name="Index_20_Link">5. Felhasználói dokumentáció<text:tab/>13</text:a></text:p>
          <text:p text:style-name="P82"><text:a xlink:type="simple" xlink:href="#__RefHeading___Toc223_2378536833" text:style-name="Index_20_Link" text:visited-style-name="Index_20_Link">5.1 A futtatáshoz ajánlott hardver-, szoftver konfiguráció<text:tab/>13</text:a></text:p>
          <text:p text:style-name="P82"><text:a xlink:type="simple" xlink:href="#__RefHeading___Toc225_2378536833" text:style-name="Index_20_Link" text:visited-style-name="Index_20_Link">5.2 Telepítés<text:tab/>13</text:a></text:p>
          <text:p text:style-name="P82"><text:a xlink:type="simple" xlink:href="#__RefHeading___Toc227_2378536833" text:style-name="Index_20_Link" text:visited-style-name="Index_20_Link">5.3 A program használata<text:tab/>13</text:a></text:p>
          <text:p text:style-name="P81"><text:a xlink:type="simple" xlink:href="#__RefHeading___Toc229_2378536833" text:style-name="Index_20_Link" text:visited-style-name="Index_20_Link">Felhasznált irodalom jegyzéke<text:tab/>14</text:a></text:p>
        </text:index-body>
      </text:table-of-content>
      <text:p text:style-name="P2"><text:soft-page-break/></text:p>
      <text:h text:style-name="P77" text:outline-level="1"><text:bookmark-start text:name="__RefHeading___Toc185_2378536833"/><text:span text:style-name="T1">1. Követelmény feltárás</text:span><text:bookmark-end text:name="__RefHeading___Toc185_2378536833"/></text:h>
      <text:h text:style-name="P59" text:outline-level="2"><text:bookmark-start text:name="__RefHeading___Toc187_2378536833"/><text:span text:style-name="T1">1.1 </text:span>Célkitűzés, projektindító dokumentum<text:bookmark-end text:name="__RefHeading___Toc187_2378536833"/></text:h>
      <text:p text:style-name="P3"><text:span text:style-name="T2">A projekt célja egy kétszemélyes Tetris létrehozása, ahol a klasszikus Tetris játék</text:span><text:span text:style-name="T4">ot</text:span><text:span text:style-name="T2"> továbbfejlesztve </text:span><text:span text:style-name="T4">a játékot egyszerre két felhasználó játszhatja, az eredeti játék játékmenetének megtartásával, plusz funkciók hozzátételével. Ezek a hozzáadott funkciók lehetővé teszik, hogy a két felhasználó egymással versenyezzen játék közben, és lehetőséget adnak a másik felhasználó játékmenetének módosításába, mindkét játékos részére. A játéknak kezelnie kell ha két játékost ugyanazon számítógépen, valamint ha különböző számítógépeken hálózaton keresztül szeretnének játszani. </text:span><text:span text:style-name="T8">A</text:span><text:span text:style-name="T4">mennyiben csak egy játékos van, a másik játékos szerepét lehetőség legyen betölteni </text:span><text:span text:style-name="T8">AI</text:span><text:span text:style-name="T4"> által. </text:span><text:span text:style-name="T9">Ezeken felül a változatos felhasználói élmény garantálása érdekében lehetőség legyen különböző karakterek választására, amelyek befolyásolják a játékos milyen módokon tudja módosítani saját vagy ellenfele játékát a játék folyamán.</text:span></text:p>
      <text:h text:style-name="P59" text:outline-level="2"><text:bookmark-start text:name="__RefHeading___Toc189_2378536833"/><text:span text:style-name="T1">1.2 </text:span>Szakterületi fogalomjegyzék<text:bookmark-end text:name="__RefHeading___Toc189_2378536833"/></text:h>
      <text:p text:style-name="P29"><text:span text:style-name="T2">AI – Mesterséges intelligencia, amely egy játékos gondolkodását utánozza, és az alapján tesz lépéseket amelyeket az adott helyzetben optimálisnak ítél</text:span></text:p>
      <text:p text:style-name="P27"><text:span text:style-name="T2">SDL2 - </text:span></text:p>
      <text:p text:style-name="P27"><text:span text:style-name="T2">Agilis fejlesztés -</text:span></text:p>
      <text:p text:style-name="P27"><text:span text:style-name="T2">Verziókezelő rendszer - </text:span></text:p>
      <text:p text:style-name="P27"><text:span text:style-name="T2">Tetromino - </text:span></text:p>
      <text:p text:style-name="P35"><text:span text:style-name="T2">Tetromino leérkezése -</text:span></text:p>
      <text:p text:style-name="P36"><text:span text:style-name="T2">Teli sor - </text:span></text:p>
      <text:h text:style-name="P59" text:outline-level="2"><text:bookmark-start text:name="__RefHeading___Toc191_2378536833"/><text:span text:style-name="T1">1.3 </text:span>Használatieset-modell, funkcionális követelmények<text:bookmark-end text:name="__RefHeading___Toc191_2378536833"/></text:h>
      <text:p text:style-name="P9"><text:span text:style-name="T2">[USE case ábra lépés, special, karakterválasztás, játéktípus választás, sor eltűntetés]</text:span></text:p>
      <text:p text:style-name="P30"><text:span text:style-name="T6">A használati eset neve: </text:span><text:span text:style-name="T2">Hálózati játék </text:span><text:span text:style-name="T16">indítása</text:span></text:p>
      <text:p text:style-name="P30"><text:span text:style-name="T6">Leírás:</text:span><text:span text:style-name="T2"> [LEIRAS]</text:span></text:p>
      <text:p text:style-name="P30"><text:span text:style-name="T6">Előfeltétel:</text:span><text:span text:style-name="T2"> Játékszerver címének ismerete, hozzáférés a hálózathoz amelyen fut a szerver</text:span></text:p>
      <text:p text:style-name="P30"><text:span text:style-name="T6">Utófeltétel: </text:span><text:span text:style-name="T2">Egy második játékos becsatlakozása a játék által megadott időn belül</text:span></text:p>
      <text:p text:style-name="P34"><text:span text:style-name="T2"/></text:p>
      <text:p text:style-name="P31"><text:span text:style-name="T6">A használati eset neve: </text:span><text:span text:style-name="T12">Tetromino mozgatása oldalra</text:span></text:p>
      <text:p text:style-name="P31"><text:span text:style-name="T6">Leírás:</text:span><text:span text:style-name="T2"> [LEIRAS]</text:span></text:p>
      <text:p text:style-name="P31"><text:span text:style-name="T6">Előfeltétel:</text:span><text:span text:style-name="T2"> </text:span><text:span text:style-name="T11">-</text:span></text:p>
      <text:p text:style-name="P31"><text:span text:style-name="T6">Utófeltétel: </text:span><text:span text:style-name="T7">-</text:span></text:p>
      <text:p text:style-name="P31"><text:span text:style-name="T7"/></text:p>
      <text:p text:style-name="P31"><text:span text:style-name="T6">A használati eset neve: </text:span><text:span text:style-name="T12">Speciális képesség használata</text:span></text:p>
      <text:p text:style-name="P31"><text:span text:style-name="T6">Leírás:</text:span><text:span text:style-name="T2"> [LEIRAS]</text:span></text:p>
      <text:p text:style-name="P31"><text:soft-page-break/><text:span text:style-name="T6">Előfeltétel:</text:span><text:span text:style-name="T2"> </text:span><text:span text:style-name="T11">-</text:span></text:p>
      <text:p text:style-name="P31"><text:span text:style-name="T7">Utófeltétel: -</text:span></text:p>
      <text:p text:style-name="P31"><text:span text:style-name="T7"/></text:p>
      <text:p text:style-name="P31"><text:span text:style-name="T6">A használati eset neve: </text:span><text:span text:style-name="T12">Tetromino forgatása</text:span></text:p>
      <text:p text:style-name="P31"><text:span text:style-name="T6">Leírás:</text:span><text:span text:style-name="T2"> [LEIRAS]</text:span></text:p>
      <text:p text:style-name="P31"><text:span text:style-name="T6">Előfeltétel:</text:span><text:span text:style-name="T2"> </text:span><text:span text:style-name="T16">Az elforgatott tetromino nem ütközik fallal, vagy már leérkezett tetrominoval</text:span></text:p>
      <text:p text:style-name="P31"><text:span text:style-name="T7">Utófeltétel: </text:span><text:span text:style-name="T13">Tetromino elforgatása megtörtént</text:span></text:p>
      <text:p text:style-name="P31"><text:span text:style-name="T7"/></text:p>
      <text:p text:style-name="P31"><text:span text:style-name="T6">A használati eset neve: </text:span><text:span text:style-name="T12">Tetromino gyorsított leérkeztetése</text:span></text:p>
      <text:p text:style-name="P31"><text:span text:style-name="T6">Leírás:</text:span><text:span text:style-name="T2"> [LEIRAS]</text:span></text:p>
      <text:p text:style-name="P31"><text:span text:style-name="T6">Előfeltétel:</text:span><text:span text:style-name="T2"> </text:span><text:span text:style-name="T16">Aktuális létezik, valamint nincs még leérkezve </text:span></text:p>
      <text:p text:style-name="P31"><text:span text:style-name="T7">Utófeltétel: </text:span><text:span text:style-name="T13">Tetromino leérkezett egy másik alakzat tetejére</text:span></text:p>
      <text:p text:style-name="P31"><text:span text:style-name="T13"/></text:p>
      <text:p text:style-name="P32"><text:span text:style-name="T6">A használati eset neve: </text:span><text:span text:style-name="T13">Kilépés a játékból</text:span></text:p>
      <text:p text:style-name="P32"><text:span text:style-name="T6">Leírás:</text:span><text:span text:style-name="T2"> [LEIRAS]</text:span></text:p>
      <text:p text:style-name="P32"><text:span text:style-name="T6">Előfeltétel:</text:span><text:span text:style-name="T2"> </text:span><text:span text:style-name="T16">A játék fut</text:span></text:p>
      <text:p text:style-name="P20"><text:span text:style-name="T16">Utófeltétel: </text:span><text:span text:style-name="T13">A játék nem fut</text:span></text:p>
      <text:p text:style-name="P20"><text:span text:style-name="T13"/></text:p>
      <text:p text:style-name="P32"><text:span text:style-name="T6">A használati eset neve: </text:span><text:span text:style-name="T13">Karakter kiválasztása</text:span></text:p>
      <text:p text:style-name="P32"><text:span text:style-name="T6">Leírás:</text:span><text:span text:style-name="T2"> [LEIRAS]</text:span></text:p>
      <text:p text:style-name="P32"><text:span text:style-name="T6">Előfeltétel:</text:span><text:span text:style-name="T2"> </text:span><text:span text:style-name="T16">A karakter választható, és létezik hozzá avatar</text:span></text:p>
      <text:p text:style-name="P20"><text:span text:style-name="T16">Utófeltétel: </text:span><text:span text:style-name="T13">A játék elindult a kiválasztott karakterrel</text:span></text:p>
      <text:p text:style-name="P20"><text:span text:style-name="T13"/></text:p>
      <text:p text:style-name="P33"><text:span text:style-name="T6">A használati eset neve: </text:span><text:span text:style-name="T14">Sor eltűntetése</text:span></text:p>
      <text:p text:style-name="P33"><text:span text:style-name="T6">Leírás:</text:span><text:span text:style-name="T2"> [LEIRAS]</text:span></text:p>
      <text:p text:style-name="P33"><text:span text:style-name="T6">Előfeltétel:</text:span><text:span text:style-name="T2"> </text:span><text:span text:style-name="T17">A játék fut, </text:span><text:span text:style-name="T18">a legutóbb lehelyezett Tetromino teli sorokat eredményezett</text:span></text:p>
      <text:p text:style-name="P21"><text:span text:style-name="T16">Utófeltétel:</text:span><text:span text:style-name="T13"> </text:span><text:span text:style-name="T15">Az összes teli sor eltűnt a játéktérről</text:span></text:p>
      <text:p text:style-name="P31"><text:span text:style-name="T7"/></text:p>
      <text:h text:style-name="P60" text:outline-level="2"><text:bookmark-start text:name="__RefHeading___Toc193_2378536833"/>1.4 Szakterületi követelmények<text:bookmark-end text:name="__RefHeading___Toc193_2378536833"/></text:h>
      <text:p text:style-name="P4"><text:span text:style-name="T3">A </text:span><text:span text:style-name="T2">szoftvernek követnie kell az 1984-ben kijött klasszikus Tetris játék szabályrendszerét, csak az abban jelenlévő alakzatokat (tetromino-kat) használhatja. </text:span><text:span text:style-name="T8">A játék csak akkor érhet véget ha egy tetromino nem lehelyezhető úgy, hogy teljes egészében benne legyen a játéktérben. Ezek a szabályok mind egy valódi ember, mind AI által irányított játékosra érvényesek. </text:span></text:p>
      <text:h text:style-name="P60" text:outline-level="2"><text:bookmark-start text:name="__RefHeading___Toc195_2378536833"/>1.5 Nem funkcionális követelmények<text:bookmark-end text:name="__RefHeading___Toc195_2378536833"/></text:h>
      <text:p text:style-name="P18"><text:span text:style-name="T3">F</text:span><text:span text:style-name="T2">ejlesztési módszertan:</text:span></text:p>
      <text:list xml:id="list66023709" text:style-name="L1">
        <text:list-item>
          <text:p text:style-name="P22"><text:span text:style-name="T2">Agilis</text:span></text:p>
        </text:list-item>
      </text:list>
      <text:p text:style-name="P24">A fejlesztéshez szükséges hardver:</text:p>
      <text:list xml:id="list2933385045" text:style-name="L2">
        <text:list-item>
          <text:p text:style-name="P23">CPU: Core i5, RAM: 8GB, videó: 1440x900</text:p>
        </text:list-item>
      </text:list>
      <text:p text:style-name="P24"><text:soft-page-break/>A fejlesztéshez használt szoftverek:</text:p>
      <text:list xml:id="list1462628665" text:style-name="L3">
        <text:list-item>
          <text:p text:style-name="P25"><text:span text:style-name="T5">Operációs rendszer: OS X Sierra</text:span></text:p>
        </text:list-item>
        <text:list-item>
          <text:p text:style-name="P26"><text:span text:style-name="T2">Követelmény elemzés: LibreOffice Writer szövegszerkesztővel</text:span></text:p>
        </text:list-item>
        <text:list-item>
          <text:p text:style-name="P26"><text:span text:style-name="T2">CASE eszköz: Enterprise Architect 11.0</text:span></text:p>
        </text:list-item>
        <text:list-item>
          <text:p text:style-name="P26"><text:span text:style-name="T2">Verziókezelő rendszer: Git</text:span></text:p>
        </text:list-item>
        <text:list-item>
          <text:p text:style-name="P26"><text:span text:style-name="T2">C++ fejlesztőeszköz: Vim</text:span></text:p>
        </text:list-item>
      </text:list>
      <text:p text:style-name="P19"><text:span text:style-name="T2">A futtatáshoz szükséges operációs rendszer:</text:span></text:p>
      <text:list xml:id="list364157043" text:style-name="L4">
        <text:list-item>
          <text:p text:style-name="P28"><text:span text:style-name="T2">Tetszőleges operációs rendszer amely támogatja az SDL2 library-t, </text:span><text:span text:style-name="T19">valamint megtalálható rajta olyan fordítóprogram ami támogatja a C++ C++14-es verzióját</text:span><text:span text:style-name="T2">.</text:span></text:p>
        </text:list-item>
      </text:list>
      <text:p text:style-name="P19"><text:span text:style-name="T2"/></text:p>
      <text:h text:style-name="P78" text:outline-level="1"><text:bookmark-start text:name="__RefHeading___Toc197_2378536833"/>2. Tervezés<text:bookmark-end text:name="__RefHeading___Toc197_2378536833"/></text:h>
      <text:h text:style-name="P58" text:outline-level="2"><text:bookmark-start text:name="__RefHeading___Toc199_2378536833"/><text:span text:style-name="T3">2.1 </text:span><text:span text:style-name="T2">A program architektúrája</text:span><text:bookmark-end text:name="__RefHeading___Toc199_2378536833"/></text:h>
      <text:p text:style-name="P6"><text:span text:style-name="T2">A játék eseményvezérelt architektúrát valósít meg Game Loop programozói minta </text:span><text:span text:style-name="T17">[1] </text:span><text:span text:style-name="T2">felhasználásával. Egy központi game loop segítségével figyeli a felhasználó események bekövetkeztét amelyek lehetnek hálózaton keresztül érkező csomagok, vagy felhasználó által lenyomott gombok. Ezen felül ebben a központi ciklusban értesíti </text:span><text:span text:style-name="T10">a program megfelelő komponenseit a ciklus újabb iterációjának indulásáról, hogy az ehhez az eseményhez rendelt műveleteket le tudja futtatni az adott komponens.</text:span></text:p>
      <text:p text:style-name="P8"><text:span text:style-name="T2">[KÉP]</text:span></text:p>
      <text:p text:style-name="P5"><text:span text:style-name="T2">A hálózati játék kliens szerver architectúrát használ ami abban nyílvánul meg, hogy egy központi szerver alkalmazás fut a háttérben amihez a két kliens csatlakozik, amelyek a felhasználó számítógépén futnak, és rajta keresztül kommunikálnak egymással egy előre definiált üzenetformátummal.</text:span></text:p>
      <text:p text:style-name="P8"><text:span text:style-name="T2">[KÉP]</text:span></text:p>
      <text:h text:style-name="P60" text:outline-level="2"><text:bookmark-start text:name="__RefHeading___Toc201_2378536833"/>2.2 Osztálymodell<text:bookmark-end text:name="__RefHeading___Toc201_2378536833"/></text:h>
      <text:h text:style-name="P60" text:outline-level="2"><text:bookmark-start text:name="__RefHeading___Toc203_2378536833"/>2.3 Dinamikus működés<text:bookmark-end text:name="__RefHeading___Toc203_2378536833"/></text:h>
      <text:h text:style-name="P60" text:outline-level="2"><text:bookmark-start text:name="__RefHeading___Toc205_2378536833"/>2.4 Felhasználói-felület modell<text:bookmark-end text:name="__RefHeading___Toc205_2378536833"/></text:h>
      <text:h text:style-name="P58" text:outline-level="2"><text:bookmark-start text:name="__RefHeading___Toc207_2378536833"/><text:span text:style-name="T1">2.5 Részletes programterv</text:span><text:bookmark-end text:name="__RefHeading___Toc207_2378536833"/></text:h>
      <text:h text:style-name="P76" text:outline-level="1"><text:bookmark-start text:name="__RefHeading___Toc209_2378536833"/>3. Implementáció<text:bookmark-end text:name="__RefHeading___Toc209_2378536833"/></text:h>
      <text:h text:style-name="P57" text:outline-level="2"><text:bookmark-start text:name="__RefHeading___Toc211_2378536833"/>3.1 Fejlesztőeszközök<text:bookmark-end text:name="__RefHeading___Toc211_2378536833"/></text:h>
      <text:p text:style-name="P14">A fejlesztés agilis módszertannal történik aminek a segítségével több iteráción keresztül a kód folyamatosan közeledik közeledik az elvárt működés felé. A hibák, és megvalósítandó funckionalitások menedzselése issue-k formájában történik. Ezen issue-k egy-egy olyan problémát tartalmaznak amik megoldása várhatóan maxálisan 1-2 nap alatt megejthető. Amennyiben egy probléma megoldása hoszabb időbe kerülne, úgy az adott probléma több kisebb részfeladatra kerül osztásra, és azokból keletkeznek az issue-k. A sprint-ek 2 hetes intervallumokban történnek, és minden ilyen iteráció milestone-jába az adott sprint során megoldandó issue-k kerülnek, és minden sprint célja, hogy a 2 hét végére a hozzásorolt issue-k lezárásra kerüljenek.</text:p>
      <text:p text:style-name="P14"><text:span text:style-name="T40">Az adott sprint issue-inak menedzselésére Kanban tábla kerül alkalmazásra, amelyben megtalálható minden hozzárendelt issue, és követhető rajta a státusz-a az adott issue-nak, a tábla megfelelő sorába helyezve az issue-t.</text:span></text:p>
      <text:p text:style-name="P11"><text:span text:style-name="T38">A programkód menedzselése a GitHub nevű repository hosting service felhasználásval Git verziókezelőben történik ami a verziókezelésen kívül segítséget ad az Agilis fejlesztés során használt sprint-ek, release-ek, issue-k menedzselésében, valamint tartalmaz beépített Kanban táblát.</text:span></text:p>
      <text:p text:style-name="P11"><text:span text:style-name="T38">A szoftver fejlesztése során annak érdekében, hogy a programkód több operációs rendszeren is fordítható legyen a </text:span>C<text:span text:style-name="T37">M</text:span>ake <text:span text:style-name="T37">program kerül felhasználásra ami compiler függetlenül menedzseli a build process-t</text:span>, <text:span text:style-name="T37">ezzel lehetővé teszi több fordító, és több operációs rendszer egyidejű használatát.</text:span></text:p>
      <text:p text:style-name="P12"><text:span text:style-name="T37"><text:s/>Ez a tulajdonság kihasználásra kerül a program automatikus build-je során amihez Travis CI nevű szervíz kerül felhasználásra, ami lehetővé teszi, hogy összekötve a GitHub verziókezelővel minden commit, push és pull request hatására automatikusan a konfigurációhoz használt yamel fájlban definiált build-ek és tesztek fussanak le, valamint tag hatására a build artifact-ot fel tudja tölteni a GitHub release nyílvántartásába, hogy bármikor letölthető legyen. </text:span></text:p>
      <text:p text:style-name="P12"><text:span text:style-name="T39">A fejlesztés során a C++ nyelv 2014 decemberében megjelent C++14-es verziója kerül felhasználásra, amely a programozási nyelv legfrisebb verziója.</text:span></text:p>
      <text:p text:style-name="P15"><text:span text:style-name="T40">A szoftver által használt egyetlen külső fejlesztői könyvtár a megjelenítéshez használt SDL (Simple DirectMedia Layer) 2-es verziója, amely egy keresztplatformos fejlesztőkönyvtár amely réteget nyújt a szoftver és a számítógép multimédia hardvereszközei között.</text:span></text:p>
      <text:h text:style-name="P58" text:outline-level="2"><text:bookmark-start text:name="__RefHeading___Toc213_2378536833"/><text:span text:style-name="T1">3.2 Alkalmazott kódolási szabványok</text:span><text:bookmark-end text:name="__RefHeading___Toc213_2378536833"/></text:h>
      <text:p text:style-name="P10"><text:span text:style-name="T36">[2] </text:span>Beszédes azonosítónevek használata, egységes formázás, nyitó zárójel új sorba, osztály tagváltozók _, Kommentek mellőzése, a függvények, változók megvalósítása, és elnevezése árulkodjon a funkcióról, ne a komment</text:p>
      <text:h text:style-name="P80" text:outline-level="1"><text:bookmark-start text:name="__RefHeading___Toc215_2378536833"/>4. Tesztelés<text:bookmark-end text:name="__RefHeading___Toc215_2378536833"/></text:h>
      <text:h text:style-name="P63" text:outline-level="2"><text:bookmark-start text:name="__RefHeading___Toc217_2378536833"/><text:span text:style-name="T1">4.1 Tetromino mozgatás jobbra</text:span><text:bookmark-end text:name="__RefHeading___Toc217_2378536833"/></text:h>
      <text:p text:style-name="P38"><text:span text:style-name="T21">Teszt lépés</text:span>: Felhasználó megnyomja a jobbra <text:span text:style-name="T35">mozgatáshoz</text:span> kiosztott billentyűt</text:p>
      <text:p text:style-name="P37"><text:span text:style-name="T22">Elvárt eredmény: </text:span><text:span text:style-name="T35">a Tetromino egy egységnyivel jobbra tolódik, az esés sebessége nem változik</text:span></text:p>
      <text:h text:style-name="P64" text:outline-level="2"><text:bookmark-start text:name="__RefHeading___Toc219_2378536833"/>4.2 Tetromino mozgatás balra<text:bookmark-end text:name="__RefHeading___Toc219_2378536833"/></text:h>
      <text:p text:style-name="P39"><text:span text:style-name="T21">Teszt lépés</text:span>: Felhasználó megnyomja a <text:span text:style-name="T35">balra</text:span> <text:span text:style-name="T35">mozgatáshoz</text:span> kiosztott billentyűt</text:p>
      <text:p text:style-name="P46"><text:span text:style-name="T22">Elvárt eredmény: </text:span><text:span text:style-name="T35">a Tetromino egy egységnyivel balra tolódik, az esés sebessége nem változik</text:span></text:p>
      <text:h text:style-name="P65" text:outline-level="2"><text:bookmark-start text:name="__RefHeading___Toc601_2378536833"/>4.<text:span text:style-name="T35">3</text:span> Tetromino mozgatás <text:span text:style-name="T35">jobbra</text:span> <text:span text:style-name="T35">akadályozás esetén</text:span><text:bookmark-end text:name="__RefHeading___Toc601_2378536833"/></text:h>
      <text:p text:style-name="P39"><text:span text:style-name="T21">Teszt lépés</text:span>: Felhasználó megnyomja a <text:span text:style-name="T35">jobbra</text:span> <text:span text:style-name="T35">mozgatáshoz</text:span> kiosztott billentyűt <text:span text:style-name="T35">miközben az alakzat jobb oldalán található közvetlenül a játéktér széle</text:span></text:p>
      <text:p text:style-name="P46"><text:span text:style-name="T22">Elvárt eredmény: </text:span><text:span text:style-name="T35">a Tetromino nem mozdul, az esés sebessége nem változik</text:span></text:p>
      <text:h text:style-name="P65" text:outline-level="2"><text:bookmark-start text:name="__RefHeading___Toc603_2378536833"/>4.<text:span text:style-name="T35">4</text:span> Tetromino mozgatás balra <text:span text:style-name="T35">akadályozás esetén</text:span><text:bookmark-end text:name="__RefHeading___Toc603_2378536833"/></text:h>
      <text:p text:style-name="P39"><text:span text:style-name="T21">Teszt lépés</text:span>: Felhasználó megnyomja a <text:span text:style-name="T35">balra</text:span> <text:span text:style-name="T35">mozgatáshoz</text:span> kiosztott billentyűt <text:span text:style-name="T35">miközben az alakzat bal oldalán található közvetlenül a játéktér széle</text:span></text:p>
      <text:p text:style-name="P46"><text:span text:style-name="T22">Elvárt eredmény: </text:span><text:span text:style-name="T35">a Tetromino nem mozdul, az esés sebessége nem változik</text:span></text:p>
      <text:h text:style-name="P65" text:outline-level="2"><text:bookmark-start text:name="__RefHeading___Toc605_2378536833"/>4.<text:span text:style-name="T35">4</text:span> <text:span text:style-name="T35">A Tetromino leesésének megvárása beavatkozás nélkül</text:span><text:bookmark-end text:name="__RefHeading___Toc605_2378536833"/></text:h>
      <text:p text:style-name="P39"><text:span text:style-name="T21">Teszt lépés</text:span>: <text:span text:style-name="T35">A felhasználó megvárja amíg a forma leesik</text:span></text:p>
      <text:p text:style-name="P46"><text:span text:style-name="T22">Elvárt eredmény: </text:span><text:span text:style-name="T25">A Tetromino beilleszkedik a sorba, kitölti a rendelkezésére álló helyet, teli mezőt nem ír felül</text:span></text:p>
      <text:h text:style-name="P72" text:outline-level="2"><text:bookmark-start text:name="__RefHeading___Toc607_2378536833"/><text:span text:style-name="T35">4.</text:span>5 <text:span text:style-name="T41">Speciális képesség használata mana nélkül</text:span><text:bookmark-end text:name="__RefHeading___Toc607_2378536833"/></text:h>
      <text:p text:style-name="P47"><text:span text:style-name="T21">Teszt lépés:</text:span><text:span text:style-name="T24"> A felhasználó megnyomja a speciális képesség használatához rendelt gombot, miközben az általa birtokolt mana száma 0</text:span></text:p>
      <text:p text:style-name="P47"><text:span text:style-name="T21">Elvárt eredmény:</text:span><text:span text:style-name="T24"> Nem történik semmi változás sem a felhasználó, sem az ellenfel pályarészén, a Tetromino tovább esik lefelé változatlan sebességgel.</text:span></text:p>
      <text:h text:style-name="P73" text:outline-level="2"><text:bookmark-start text:name="__RefHeading___Toc609_2378536833"/><text:span text:style-name="T35">4.6</text:span> <text:span text:style-name="T41">Speciális képesség használata 1 mana birtoklásával Ninja karakter esetén </text:span><text:bookmark-end text:name="__RefHeading___Toc609_2378536833"/></text:h>
      <text:p text:style-name="P47"><text:span text:style-name="T21">Teszt lépés:</text:span><text:span text:style-name="T24"> A felhasználó megnyomja a speciális képesség használatához rendelt gombot, miközben az általa birtokolt mana száma 1 az általa kiválasztott karakter pedig a Ninja karakter</text:span></text:p>
      <text:p text:style-name="P47"><text:soft-page-break/><text:span text:style-name="T21">Elvárt eredmény:</text:span><text:span text:style-name="T24"> A felhasználó játékterén minden alakzat jobb oldalra tolódik kitöltve a lyukakat </text:span><text:span text:style-name="T26">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74" text:outline-level="2"><text:bookmark-start text:name="__RefHeading___Toc611_2378536833"/><text:span text:style-name="T35">4.7</text:span> <text:span text:style-name="T41">Speciális képesség használata 2 mana birtoklásával Ninja karakter esetén </text:span><text:bookmark-end text:name="__RefHeading___Toc611_2378536833"/></text:h>
      <text:p text:style-name="P48"><text:span text:style-name="T21">Teszt lépés:</text:span><text:span text:style-name="T24"> A felhasználó megnyomja a speciális képesség használatához rendelt gombot, miközben az általa birtokolt mana száma </text:span><text:span text:style-name="T27">2</text:span><text:span text:style-name="T24"> az általa kiválasztott karakter pedig a Ninja karakter</text:span></text:p>
      <text:p text:style-name="P48"><text:span text:style-name="T23">Elvárt eredmény:</text:span><text:span text:style-name="T26"> A felhasználó játékterén minden alakzat jobb oldalra tolódik kitöltve a lyukakat 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74" text:outline-level="2"><text:bookmark-start text:name="__RefHeading___Toc613_2378536833"/><text:span text:style-name="T35">4.8</text:span> <text:span text:style-name="T41">Speciális képesség használata 3 vagy több mana birtoklásával Ninja karakter esetén </text:span><text:bookmark-end text:name="__RefHeading___Toc613_2378536833"/></text:h>
      <text:p text:style-name="P48"><text:span text:style-name="T21">Teszt lépés:</text:span><text:span text:style-name="T24"> A felhasználó megnyomja a speciális képesség használatához rendelt gombot, miközben az általa birtokolt mana száma </text:span><text:span text:style-name="T27">3 vagy több</text:span><text:span text:style-name="T24"> az általa kiválasztott karakter pedig a Ninja karakter</text:span></text:p>
      <text:p text:style-name="P48"><text:span text:style-name="T23">Elvárt eredmény:</text:span><text:span text:style-name="T26"> A felhasználó játékterén minden alakzat jobb oldalra tolódik kitöltve a lyukakat 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75" text:outline-level="2"><text:bookmark-start text:name="__RefHeading___Toc627_2378536833"/><text:span text:style-name="T35">4.9</text:span> <text:span text:style-name="T41">Speciális képesség használata 1 mana birtoklásával Warrior karakter esetén </text:span><text:bookmark-end text:name="__RefHeading___Toc627_2378536833"/></text:h>
      <text:p text:style-name="P49"><text:span text:style-name="T21">Teszt lépés:</text:span><text:span text:style-name="T24"> A felhasználó megnyomja a speciális képesség használatához rendelt gombot, miközben az általa birtokolt mana száma 1 az általa kiválasztott karakter pedig a Ninja karakter</text:span></text:p>
      <text:p text:style-name="P49"><text:span text:style-name="T21">Elvárt eredmény:</text:span><text:span text:style-name="T24"> A felhasználó játékterén minden alakzat jobb oldalra tolódik kitöltve a lyukakat </text:span><text:span text:style-name="T26">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75" text:outline-level="2"><text:bookmark-start text:name="__RefHeading___Toc611_23785368331"/><text:span text:style-name="T35">4.10</text:span> <text:span text:style-name="T41">Speciális képesség használata 2 mana birtoklásával Warrior karakter esetén </text:span><text:bookmark-end text:name="__RefHeading___Toc611_23785368331"/></text:h>
      <text:p text:style-name="P49"><text:span text:style-name="T21">Teszt lépés:</text:span><text:span text:style-name="T24"> A felhasználó megnyomja a speciális képesség használatához rendelt gombot, miközben az általa birtokolt mana száma </text:span><text:span text:style-name="T27">2</text:span><text:span text:style-name="T24"> az általa kiválasztott karakter pedig a Ninja karakter</text:span></text:p>
      <text:p text:style-name="P49"><text:span text:style-name="T23">Elvárt eredmény:</text:span><text:span text:style-name="T26"> A felhasználó játékterén minden alakzat jobb oldalra tolódik kitöltve a lyukakat 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75" text:outline-level="2"><text:bookmark-start text:name="__RefHeading___Toc613_23785368331"/><text:soft-page-break/><text:span text:style-name="T35">4.11</text:span> <text:span text:style-name="T41">Speciális képesség használata 3 vagy több mana birtoklásával Warrior karakter esetén </text:span><text:bookmark-end text:name="__RefHeading___Toc613_23785368331"/></text:h>
      <text:p text:style-name="P49"><text:span text:style-name="T21">Teszt lépés:</text:span><text:span text:style-name="T24"> A felhasználó megnyomja a speciális képesség használatához rendelt gombot, miközben az általa birtokolt mana száma </text:span><text:span text:style-name="T27">3 vagy több</text:span><text:span text:style-name="T24"> az általa kiválasztott karakter pedig a Ninja karakter</text:span></text:p>
      <text:p text:style-name="P49"><text:span text:style-name="T23">Elvárt eredmény:</text:span><text:span text:style-name="T26"> A felhasználó játékterén minden alakzat jobb oldalra tolódik kitöltve a lyukakat 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75" text:outline-level="2"><text:bookmark-start text:name="__RefHeading___Toc629_2378536833"/><text:span text:style-name="T35">4.12</text:span> <text:span text:style-name="T41">Speciális képesség használata 1 mana birtoklásával Mage karakter esetén </text:span><text:bookmark-end text:name="__RefHeading___Toc629_2378536833"/></text:h>
      <text:p text:style-name="P49"><text:span text:style-name="T21">Teszt lépés:</text:span><text:span text:style-name="T24"> A felhasználó megnyomja a speciális képesség használatához rendelt gombot, miközben az általa birtokolt mana száma 1 az általa kiválasztott karakter pedig a Ninja karakter</text:span></text:p>
      <text:p text:style-name="P49"><text:span text:style-name="T21">Elvárt eredmény:</text:span><text:span text:style-name="T24"> A felhasználó játékterén minden alakzat jobb oldalra tolódik kitöltve a lyukakat </text:span><text:span text:style-name="T26">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75" text:outline-level="2"><text:bookmark-start text:name="__RefHeading___Toc611_23785368332"/><text:span text:style-name="T35">4.13</text:span> <text:span text:style-name="T41">Speciális képesség használata 2 mana birtoklásával Mage karakter esetén </text:span><text:bookmark-end text:name="__RefHeading___Toc611_23785368332"/></text:h>
      <text:p text:style-name="P49"><text:span text:style-name="T21">Teszt lépés:</text:span><text:span text:style-name="T24"> A felhasználó megnyomja a speciális képesség használatához rendelt gombot, miközben az általa birtokolt mana száma </text:span><text:span text:style-name="T27">2</text:span><text:span text:style-name="T24"> az általa kiválasztott karakter pedig a Ninja karakter</text:span></text:p>
      <text:p text:style-name="P49"><text:span text:style-name="T23">Elvárt eredmény:</text:span><text:span text:style-name="T26"> A felhasználó játékterén minden alakzat jobb oldalra tolódik kitöltve a lyukakat 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75" text:outline-level="2"><text:bookmark-start text:name="__RefHeading___Toc613_23785368332"/><text:span text:style-name="T35">4.14</text:span> <text:span text:style-name="T41">Speciális képesség használata 3 vagy több mana birtoklásával Mage karakter esetén </text:span><text:bookmark-end text:name="__RefHeading___Toc613_23785368332"/></text:h>
      <text:p text:style-name="P49"><text:span text:style-name="T21">Teszt lépés:</text:span><text:span text:style-name="T24"> A felhasználó megnyomja a speciális képesség használatához rendelt gombot, miközben az általa birtokolt mana száma </text:span><text:span text:style-name="T27">3 vagy több</text:span><text:span text:style-name="T24"> az általa kiválasztott karakter pedig a Ninja karakter</text:span></text:p>
      <text:p text:style-name="P49"><text:span text:style-name="T23">Elvárt eredmény:</text:span><text:span text:style-name="T26"> A felhasználó játékterén minden alakzat jobb oldalra tolódik kitöltve a lyukakat 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66" text:outline-level="2"><text:bookmark-start text:name="__RefHeading___Toc632_2378536833"/>4.<text:span text:style-name="T42">15</text:span> <text:span text:style-name="T42">Sor hozzáadódása a játéktérhez</text:span><text:bookmark-end text:name="__RefHeading___Toc632_2378536833"/></text:h>
      <text:p text:style-name="P40"><text:span text:style-name="T21">Teszt lépés</text:span>: <text:span text:style-name="T42">A felhasználó eltűntetett 1 vagy több sort a játékteréről, vagy olyan speciális képességet használt ami hozzátesz az ellenfél játékteréhez plusz sorokat.</text:span></text:p>
      <text:p text:style-name="P50"><text:soft-page-break/><text:span text:style-name="T22">Elvárt eredmény: </text:span><text:span text:style-name="T25">a</text:span><text:span text:style-name="T28">z ellenfél játékterének alján, amint letette a sor hozzáadása alatt nála lévő tetromino-t, megjelenik az összes addig összegyűlt hozzáadott sor , mindegyik sorban egyetlen véletlneszerűen elhelyezett lyukkal, mielőtt még az ellenfél megkapná az új alakzatot.</text:span></text:p>
      <text:h text:style-name="P66" text:outline-level="2"><text:bookmark-start text:name="__RefHeading___Toc650_2378536833"/>4.<text:span text:style-name="T43">16</text:span> <text:span text:style-name="T42">Kilépés a játékból</text:span><text:bookmark-end text:name="__RefHeading___Toc650_2378536833"/></text:h>
      <text:p text:style-name="P40"><text:span text:style-name="T21">Teszt lépés</text:span>: Felhasználó megnyomja a<text:span text:style-name="T42">z ESC billentyűt, vagy az ablak sarkában található bezárógombot az egérrel.</text:span></text:p>
      <text:p text:style-name="P50"><text:span text:style-name="T22">Elvárt eredmény: </text:span><text:span text:style-name="T28">A játékablak bezáródik</text:span></text:p>
      <text:h text:style-name="P67" text:outline-level="2"><text:bookmark-start text:name="__RefHeading___Toc652_2378536833"/>4.<text:span text:style-name="T43">17</text:span> <text:span text:style-name="T43">MI játék indítása</text:span><text:bookmark-end text:name="__RefHeading___Toc652_2378536833"/></text:h>
      <text:p text:style-name="P41"><text:span text:style-name="T21">Teszt lépés</text:span>: Felhasználó <text:span text:style-name="T43">elindítja a játékot MI mód megadásával.</text:span></text:p>
      <text:p text:style-name="P51"><text:span text:style-name="T22">Elvárt eredmény: </text:span><text:span text:style-name="T28">A játék </text:span><text:span text:style-name="T29">elindul, az ellenfél aktívan mozgatja és helyezi le a tetromino-kat.</text:span></text:p>
      <text:h text:style-name="P67" text:outline-level="2"><text:bookmark-start text:name="__RefHeading___Toc654_2378536833"/>4.<text:span text:style-name="T43">18</text:span> <text:span text:style-name="T43">MI speciális képesség használata</text:span><text:bookmark-end text:name="__RefHeading___Toc654_2378536833"/></text:h>
      <text:p text:style-name="P41"><text:span text:style-name="T21">Teszt lépés</text:span>: Felhasználó <text:span text:style-name="T43">MI módban indítva a játékot megvárja amíg az ellenfél játékterén csak a felső 4 sor nem üres </text:span></text:p>
      <text:p text:style-name="P51"><text:span text:style-name="T22">Elvárt eredmény: </text:span><text:span text:style-name="T30">Amint a felső 4 sor közül nem legalább egy nem üres az ellenfél felhasználja addig meglévő manáit, és végrehajtódik a karakternek és rendelkezésre álló manának megfelelő speciális képesség. Az ellenfél manáinak száma 0 lesz.</text:span></text:p>
      <text:h text:style-name="P68" text:outline-level="2"><text:bookmark-start text:name="__RefHeading___Toc656_2378536833"/>4.<text:span text:style-name="T45">19</text:span> Tetromino <text:span text:style-name="T44">forgatása</text:span><text:bookmark-end text:name="__RefHeading___Toc656_2378536833"/></text:h>
      <text:p text:style-name="P42"><text:span text:style-name="T21">Teszt lépés</text:span>: Felhasználó megnyomja a <text:span text:style-name="T44">tetromino forgatáshoz</text:span> kiosztott billentyűt, <text:span text:style-name="T44">miközben a forgást nem akadályozza semmi.</text:span></text:p>
      <text:p text:style-name="P56"><text:span text:style-name="T22">Elvárt eredmény: </text:span><text:span text:style-name="T35">a Tetromino 45 fokkal jobbra fordul</text:span></text:p>
      <text:h text:style-name="P68" text:outline-level="2"><text:bookmark-start text:name="__RefHeading___Toc601_23785368331"/>4.<text:span text:style-name="T45">20</text:span> Tetromino <text:span text:style-name="T44">forgatás</text:span> <text:span text:style-name="T35">akadályozás esetén</text:span><text:bookmark-end text:name="__RefHeading___Toc601_23785368331"/></text:h>
      <text:p text:style-name="P42"><text:span text:style-name="T21">Teszt lépés</text:span>: Felhasználó megnyomja a <text:span text:style-name="T44">tetromino forgatásához kiosztott billentyűt miközben a forgást fal, vagy más alakzat akadályozza</text:span></text:p>
      <text:p text:style-name="P52"><text:span text:style-name="T22">Elvárt eredmény: </text:span><text:span text:style-name="T25">a Tetromino nem mozdul, az esés sebessége nem változik</text:span></text:p>
      <text:h text:style-name="P68" text:outline-level="2"><text:bookmark-start text:name="__RefHeading___Toc658_2378536833"/>4.<text:span text:style-name="T45">21</text:span> <text:span text:style-name="T44">Lokális játék indítása</text:span><text:bookmark-end text:name="__RefHeading___Toc658_2378536833"/></text:h>
      <text:p text:style-name="P42"><text:span text:style-name="T21">Teszt lépés</text:span>: <text:span text:style-name="T44">Felhasználó elindítja a játékot lokális módban</text:span></text:p>
      <text:p text:style-name="P52"><text:span text:style-name="T22">Elvárt eredmény: </text:span><text:span text:style-name="T28">A </text:span><text:span text:style-name="T30">játék elindul, a felhasználó mindkét játékteret irányíthatja, egyiket a nyilakkal, másikat a W A S és D billentyűk nyomásával. </text:span></text:p>
      <text:h text:style-name="P69" text:outline-level="2"><text:bookmark-start text:name="__RefHeading___Toc680_2378536833"/>4.<text:span text:style-name="T45">22</text:span> <text:span text:style-name="T45">Játék elvesztése</text:span><text:bookmark-end text:name="__RefHeading___Toc680_2378536833"/></text:h>
      <text:p text:style-name="P43"><text:span text:style-name="T21">Teszt lépés</text:span>: <text:span text:style-name="T44">Felhasználó addig rakja le a kapott tetromino-kat, amíg már nem tud többet lerakni</text:span></text:p>
      <text:p text:style-name="P53"><text:soft-page-break/><text:span text:style-name="T22">Elvárt eredmény: </text:span><text:span text:style-name="T31">Mindkét játékos pályarésze üres lesz, mindkét játékos mana-ja 0-ra csökken és az ellenfél győzelmeinek száma egyel nő.</text:span></text:p>
      <text:h text:style-name="P70" text:outline-level="2"><text:bookmark-start text:name="__RefHeading___Toc682_2378536833"/>4.<text:span text:style-name="T45">23</text:span> <text:span text:style-name="T46">Hálózati játék indítása rossz ip-port párossal</text:span><text:bookmark-end text:name="__RefHeading___Toc682_2378536833"/></text:h>
      <text:p text:style-name="P44"><text:span text:style-name="T21">Teszt lépés</text:span>: <text:span text:style-name="T44">Felhasználó a játékot hálózati módban indítja, de rossz portszámot ad meg</text:span></text:p>
      <text:p text:style-name="P54"><text:span text:style-name="T22">Elvárt eredmény: </text:span><text:span text:style-name="T32">A program hibaüzenettel tér vissza, ami azt mondja, hogy a megadott címhez nem lehet csatlakozni</text:span></text:p>
      <text:h text:style-name="P70" text:outline-level="2"><text:bookmark-start text:name="__RefHeading___Toc684_2378536833"/>4.<text:span text:style-name="T45">24</text:span> <text:span text:style-name="T46">Hálózati játék indítása ellenfél nélkül</text:span><text:bookmark-end text:name="__RefHeading___Toc684_2378536833"/></text:h>
      <text:p text:style-name="P44"><text:span text:style-name="T21">Teszt lépés</text:span>: <text:span text:style-name="T44">Felhasználó elindítja a játékszervert, valamint a játék egy példányát a megfelelő ip-port páros megadásával</text:span></text:p>
      <text:p text:style-name="P54"><text:span text:style-name="T22">Elvárt eredmény: </text:span><text:span text:style-name="T33">A játék rövid idő eltelte után visszatér hibaüzenettel, hogy nem sikerült ellenfelet találni.</text:span></text:p>
      <text:h text:style-name="P71" text:outline-level="2"><text:bookmark-start text:name="__RefHeading___Toc686_2378536833"/>4.<text:span text:style-name="T45">25</text:span> <text:span text:style-name="T47">Hálózati játék indítása</text:span><text:bookmark-end text:name="__RefHeading___Toc686_2378536833"/></text:h>
      <text:p text:style-name="P45"><text:span text:style-name="T21">Teszt lépés</text:span>: <text:span text:style-name="T44">Felhasználó elindítja a játékszervert, valamint a játék két példányát a megfelelő ip-port páros megadásával</text:span></text:p>
      <text:p text:style-name="P55"><text:span text:style-name="T22">Elvárt eredmény: </text:span><text:span text:style-name="T33">Miután a második példány is elindult a programból, a játék elindul, és a két példányban megkezdődik a játék, ahol a játékosok egymás játékterét megfelelő szinkronban tartva látják hasonlóan a lokális játékhoz.</text:span></text:p>
      <text:h text:style-name="P71" text:outline-level="2"><text:bookmark-start text:name="__RefHeading___Toc688_2378536833"/>4.<text:span text:style-name="T45">26</text:span> <text:span text:style-name="T47">Ellenfél kilépése hálózati játék közben</text:span><text:bookmark-end text:name="__RefHeading___Toc688_2378536833"/></text:h>
      <text:p text:style-name="P45"><text:span text:style-name="T21">Teszt lépés</text:span>: <text:span text:style-name="T44">Felhasználó elindítja a játékszervert, valamint a játék két példányát a megfelelő ip-port páros megadásával. Eztuán a felhasználó az egyik példányt kilépteti.</text:span></text:p>
      <text:p text:style-name="P55"><text:span text:style-name="T22">Elvárt eredmény: </text:span><text:span text:style-name="T33">A másik példány is leáll az ellenfél lecsatlakozott hibaüzenettel</text:span></text:p>
      <text:p text:style-name="P17"/>
      <text:h text:style-name="P79" text:outline-level="1"><text:bookmark-start text:name="__RefHeading___Toc221_2378536833"/>5. Felhasználói dokumentáció<text:bookmark-end text:name="__RefHeading___Toc221_2378536833"/></text:h>
      <text:h text:style-name="P62" text:outline-level="2"><text:bookmark-start text:name="__RefHeading___Toc223_2378536833"/><text:span text:style-name="T20">5.1 </text:span>A futtatáshoz ajánlott hardver-, szoftver konfiguráció<text:bookmark-end text:name="__RefHeading___Toc223_2378536833"/></text:h>
      <text:p text:style-name="P16">A futtatáshoz ajánlott konfiguráció:</text:p>
      <text:h text:style-name="P61" text:outline-level="2"><text:bookmark-start text:name="__RefHeading___Toc225_2378536833"/>5.2 Telepítés<text:bookmark-end text:name="__RefHeading___Toc225_2378536833"/></text:h>
      <text:h text:style-name="P61" text:outline-level="2"><text:bookmark-start text:name="__RefHeading___Toc227_2378536833"/>5.3 A program használata<text:bookmark-end text:name="__RefHeading___Toc227_2378536833"/></text:h>
      <text:h text:style-name="P79" text:outline-level="1"><text:bookmark-start text:name="__RefHeading___Toc229_2378536833"/>Felhasznált irodalom jegyzéke<text:bookmark-end text:name="__RefHeading___Toc229_2378536833"/></text:h>
      <text:list xml:id="list395964177" text:style-name="L5">
        <text:list-item>
          <text:p text:style-name="P7">Robert Nystrom –<text:span text:style-name="T34"> Game Programming Patterns [1]</text:span></text:p>
        </text:list-item>
        <text:list-item>
          <text:p text:style-name="P13">Robert Cecil Martin – Clean Code [2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 Optimized" svg:font-family="'SF Optimized', system-ui, apple-system, system-ui, .SFNSText-Regular, sans-serif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8:07:56.324018000</meta:creation-date>
    <dc:date>2017-11-29T22:25:01.575340000</dc:date>
    <meta:editing-duration>PT48M30S</meta:editing-duration>
    <meta:editing-cycles>12</meta:editing-cycles>
    <meta:generator>LibreOffice/5.3.7.2$MacOSX_X86_64 LibreOffice_project/6b8ed514a9f8b44d37a1b96673cbbdd077e24059</meta:generator>
    <meta:document-statistic meta:table-count="0" meta:image-count="0" meta:object-count="0" meta:page-count="14" meta:paragraph-count="221" meta:word-count="2616" meta:character-count="19280" meta:non-whitespace-character-count="16873"/>
  </office:meta>
</office:document-meta>
</file>